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ject Documentation</text:span></text:p>
      <text:p text:style-name="P1"><text:span text:style-name="T1">Project Title</text:span></text:p>
      <text:p text:style-name="P1"><text:span text:style-name="T1">Edutor AI with IBM</text:span></text:p>
      <text:p text:style-name="P1"><text:span text:style-name="T1">1. Introduction</text:span></text:p>
      <text:p text:style-name="P1"><text:span text:style-name="T1">Project Title: Edutor AI with IBM</text:span></text:p>
      <text:p text:style-name="P1"><text:span text:style-name="T1">Team ID: rajkumardhanapal96@gmail.com</text:span></text:p>
      <text:p text:style-name="P1"><text:span text:style-name="T1">Team Leader:-Rajkumar D-rajkumardhanapal96@gmail.com</text:span></text:p>
      <text:p text:style-name="P1"><text:span text:style-name="T1">Team Members:</text:span></text:p>
      <text:p text:style-name="P1"><text:span text:style-name="T1">1)Sachindra M-sachindra.m1368@gmail.com</text:span></text:p>
      <text:p text:style-name="P1"><text:span text:style-name="T1">2) Sree haran Sanjay N K-sreeharansreesanjay@gmail.com</text:span></text:p>
      <text:p text:style-name="P1"><text:span text:style-name="T1">3) Judah Zephaniah Samson R-judahzephaniah8@gmail.com</text:span></text:p>
      <text:p text:style-name="P1"><text:span text:style-name="T1">2. Project Overview</text:span></text:p>
      <text:p text:style-name="P1"><text:span text:style-name="T1">Purpose: This project provides an AI-powered educational assistant that can explain concepts in</text:span></text:p>
      <text:p text:style-name="P1"><text:span text:style-name="T1">detail and generate quiz questions on any topic. It uses IBM Granite 3.2 instruct model to provide</text:span></text:p>
      <text:p text:style-name="P1"><text:span text:style-name="T1">high-quality educational content.</text:span></text:p>
      <text:p text:style-name="P1"><text:span text:style-name="T1">Features: Concept Explanation (detailed explanations with examples) Quiz Generator (MCQ,</text:span></text:p>
      <text:p text:style-name="P1"><text:span text:style-name="T1">True/False, Short Answer with answers) Interactive web interface using Gradio AI-powered</text:span></text:p>
      <text:p text:style-name="P1"><text:span text:style-name="T1">responses using Hugging Face Transformers</text:span></text:p>
      <text:p text:style-name="P1"><text:span text:style-name="T1">3. Architecture</text:span></text:p>
      <text:p text:style-name="P1"><text:span text:style-name="T1">Frontend: Gradio (Python-based UI framework) Backend: Hugging Face Transformers with IBM</text:span></text:p>
      <text:p text:style-name="P1"><text:span text:style-name="T1">Granite 3.2 instruct model Model: ibm-granite/granite-3.2-2b-instruct Frameworks/Libraries:</text:span></text:p>
      <text:p text:style-name="P1"><text:span text:style-name="T1">PyTorch, Transformers, Gradio</text:span></text:p>
      <text:p text:style-name="P1"><text:span text:style-name="T1">4. Setup Instructions</text:span></text:p>
      <text:p text:style-name="P1"><text:span text:style-name="T1">Prerequisites:</text:span></text:p>
      <text:p text:style-name="P1"><text:span text:style-name="T1">- Python 3.9+</text:span></text:p>
      <text:p text:style-name="P1"><text:span text:style-name="T1">- pip / conda</text:span></text:p>
      <text:p text:style-name="P1"><text:span text:style-name="T1">- GPU with CUDA (optional)</text:span></text:p>
      <text:p text:style-name="P1"><text:span text:style-name="T1">Installation Steps:</text:span></text:p>
      <text:p text:style-name="P1"><text:span text:style-name="T1">git clone &lt;your-repo-link&gt; cd Educational-AI-Assistant python -m venv venv source</text:span></text:p>
      <text:p text:style-name="P1"><text:span text:style-name="T1">venv/bin/activate # Windows: venv\Scripts\activate pip install torch gradio transformers</text:span></text:p>
      <text:p text:style-name="P1"><text:span text:style-name="T1">5. Folder Structure</text:span></text:p>
      <text:p text:style-name="P1"><text:span text:style-name="T1">Educational-AI-Assistant/<text:s/></text:span><text:span text:style-name="T2">■</text:span><text:span text:style-name="T3">-- app.py # Main application file<text:s/></text:span><text:span text:style-name="T4">■</text:span><text:span text:style-name="T5">-- requirements.txt # Dependencies</text:span></text:p>
      <text:p text:style-name="P1"><text:span text:style-name="T6">■</text:span><text:span text:style-name="T7">-- README.md # Project description</text:span></text:p>
      <text:p text:style-name="P1"><text:span text:style-name="T7">6. Running the Application</text:span></text:p>
      <text:p text:style-name="P1"><text:span text:style-name="T7">python app.py Access at:<text:s/></text:span><text:a xlink:href="http://localhost:7860"><text:span text:style-name="T8">http://localhost:7860</text:span></text:a><text:span text:style-name="T9"/></text:p>
      <text:p text:style-name="P1"><text:span text:style-name="T9">If share=True, a public link will be generated automatically.</text:span></text:p>
      <text:p text:style-name="P1"><text:span text:style-name="T9">7. API Documentation</text:span></text:p>
      <text:p text:style-name="P1"><text:span text:style-name="T9">Functions:</text:span></text:p>
      <text:p text:style-name="P1"><text:span text:style-name="T9">- concept_explanation(concept)<text:s/></text:span><text:span text:style-name="T10">→</text:span><text:span text:style-name="T11"><text:s/>Detailed explanation</text:span></text:p>
      <text:p text:style-name="P1"><text:span text:style-name="T11">- quiz_generator(concept)<text:s/></text:span><text:span text:style-name="T12">→</text:span><text:span text:style-name="T13"><text:s/>5 quiz questions with answers</text:span></text:p>
      <text:p text:style-name="P1"><text:span text:style-name="T13">Endpoints (via Gradio Tabs):</text:span></text:p>
      <text:p text:style-name="P1"><text:span text:style-name="T13">- /Concept Explanation</text:span></text:p>
      <text:p text:style-name="P1"><text:span text:style-name="T13">- /Quiz Generator</text:span></text:p>
      <text:p text:style-name="P1"><text:span text:style-name="T13">8. Authentication</text:span></text:p>
      <text:p text:style-name="P1"><text:span text:style-name="T13">No authentication required (can be added later with Hugging Face API tokens).</text:span></text:p>
      <text:p text:style-name="P1"><text:span text:style-name="T13">9. User Interface</text:span></text:p>
      <text:p text:style-name="P1"><text:span text:style-name="T13">Tab 1: Concept Explanation<text:s/></text:span><text:span text:style-name="T14">→</text:span><text:span text:style-name="T15"><text:s/>Input: Concept | Output: AI-generated explanation Tab 2: Quiz</text:span></text:p>
      <text:p text:style-name="P1"><text:span text:style-name="T15">Generator<text:s/></text:span><text:span text:style-name="T16">→</text:span><text:span text:style-name="T17"><text:s/>Input: Topic | Output: Quiz with answers</text:span></text:p>
      <text:p text:style-name="P1"><text:span text:style-name="T17">10. Testing</text:span></text:p>
      <text:p text:style-name="P1"><text:span text:style-name="T17">Tools: Manual testing, Gradio live preview, Hugging Face model tests.</text:span></text:p>
      <text:p text:style-name="P1"><text:span text:style-name="T17">Verification: Tested with various concepts like Neural Networks and Photosynthesis.</text:span></text:p>
      <text:p text:style-name="P1"><text:span text:style-name="T17">11. Screenshots/Demo</text:span></text:p>
      <text:p text:style-name="P1"><text:span text:style-name="T17">Add UI screenshots after running locally.</text:span></text:p>
      <text:p text:style-name="P1"><text:span text:style-name="T17">12. Known Issues</text:span></text:p>
      <text:p text:style-name="P1"><text:span text:style-name="T17">Response time may be slower on CPU Long prompts may be truncated</text:span></text:p>
      <text:p text:style-name="P1"><text:span text:style-name="T17">13. Future Enhancements</text:span></text:p>
      <text:p text:style-name="P1"><text:span text:style-name="T17">Add user authentication Store quizzes in a database Support image-based questions Deploy on</text:span></text:p>
      <text:p text:style-name="P1"><text:span text:style-name="T17">cloud (AWS/GCP)</text:span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